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4.584cm" style:rel-column-width="16384*"/>
    </style:style>
    <style:style style:name="表格3.C" style:family="table-column">
      <style:table-column-properties style:column-width="4.584cm" style:rel-column-width="16383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9"/>欠 单 <text:s text:c="6"/>No: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{Person}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7"><text:s/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5159612627 <text:s text:c="4"/>13960995528 <text:s text:c="4"/>1346600646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row>
          <table:table-cell table:style-name="表格3.A1" office:value-type="string">
            <text:p text:style-name="P9">欠款人：{Debtor}</text:p>
          </table:table-cell>
          <table:table-cell table:style-name="表格3.A1" office:value-type="string">
            <text:p text:style-name="P9">担保人：{Sponsor}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8-03-17T10:03:00.94</dc:date>
    <meta:editing-duration>PT1H33M31S</meta:editing-duration>
    <meta:editing-cycles>20</meta:editing-cycles>
    <meta:generator>OpenOffice/4.1.3$Win32 OpenOffice.org_project/413m1$Build-9783</meta:generator>
    <meta:document-statistic meta:table-count="3" meta:image-count="0" meta:object-count="0" meta:page-count="1" meta:paragraph-count="28" meta:word-count="99" meta:character-count="295"/>
  </office:meta>
</office:document-meta>
</file>